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898in"/>
    </style:style>
    <style:style style:name="co2" style:family="table-column">
      <style:table-column-properties fo:break-before="auto" style:column-width="0.5516in"/>
    </style:style>
    <style:style style:name="co3" style:family="table-column">
      <style:table-column-properties fo:break-before="auto" style:column-width="0.6591in"/>
    </style:style>
    <style:style style:name="co4" style:family="table-column">
      <style:table-column-properties fo:break-before="auto" style:column-width="1.4126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2.489in"/>
    </style:style>
    <style:style style:name="co7" style:family="table-column">
      <style:table-column-properties fo:break-before="auto" style:column-width="6.3634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2pt" style:font-size-asian="12pt" style:font-size-complex="12pt"/>
    </style:style>
    <style:style style:name="ce6" style:family="table-cell" style:parent-style-name="Default">
      <style:text-properties style:font-name="Courier New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style:font-name="Courier New" fo:font-size="12pt" style:font-size-asian="12pt" style:font-size-complex="12pt"/>
    </style:style>
    <style:style style:name="ce8" style:family="table-cell" style:parent-style-name="Default">
      <style:text-properties style:font-name="Courier New"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tyle="normal" style:font-style-asian="normal" style:font-style-complex="normal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5" table:default-cell-style-name="ce5"/>
        <table:table-column table:style-name="co6" table:default-cell-style-name="ce7"/>
        <table:table-column table:style-name="co7" table:default-cell-style-name="ce7"/>
        <table:table-column table:style-name="co5" table:number-columns-repeated="1017" table:default-cell-style-name="ce7"/>
        <table:table-row table:style-name="ro1">
          <table:table-cell table:style-name="ce1" office:value-type="string">
            <text:p>CSR index</text:p>
          </table:table-cell>
          <table:table-cell table:style-name="ce1" office:value-type="string">
            <text:p>Priv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CSR name</text:p>
          </table:table-cell>
          <table:table-cell table:style-name="ce1" office:value-type="string">
            <text:p>Mode</text:p>
          </table:table-cell>
          <table:table-cell table:style-name="ce1" office:value-type="string">
            <text:p>Present if</text:p>
          </table:table-cell>
          <table:table-cell table:style-name="ce1" office:value-type="string">
            <text:p>Description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4"/>
          <table:table-cell table:style-name="ce6" table:number-columns-repeated="2"/>
          <table:table-cell table:number-columns-repeated="1017"/>
        </table:table-row>
        <table:table-row table:style-name="ro1">
          <table:table-cell office:value-type="string">
            <text:p>0x001</text:p>
          </table:table-cell>
          <table:table-cell office:value-type="string">
            <text:p>U</text:p>
          </table:table-cell>
          <table:table-cell office:value-type="float" office:value="5">
            <text:p>5</text:p>
          </table:table-cell>
          <table:table-cell office:value-type="string">
            <text:p>fflags</text:p>
          </table:table-cell>
          <table:table-cell office:value-type="string">
            <text:p>WARL</text:p>
          </table:table-cell>
          <table:table-cell office:value-type="string">
            <text:p>F or Zfinx implemented</text:p>
          </table:table-cell>
          <table:table-cell office:value-type="string">
            <text:p>Floating-Point Accrued Exceptions.</text:p>
          </table:table-cell>
          <table:table-cell table:number-columns-repeated="1017"/>
        </table:table-row>
        <table:table-row table:style-name="ro1">
          <table:table-cell office:value-type="string">
            <text:p>0x002</text:p>
          </table:table-cell>
          <table:table-cell office:value-type="string">
            <text:p>U</text:p>
          </table:table-cell>
          <table:table-cell office:value-type="float" office:value="3">
            <text:p>3</text:p>
          </table:table-cell>
          <table:table-cell office:value-type="string">
            <text:p>frm</text:p>
          </table:table-cell>
          <table:table-cell office:value-type="string">
            <text:p>WARL</text:p>
          </table:table-cell>
          <table:table-cell office:value-type="string">
            <text:p>F or Zfinx implemented</text:p>
          </table:table-cell>
          <table:table-cell office:value-type="string">
            <text:p>Floating-Point Dynamic Rounding Mode.</text:p>
          </table:table-cell>
          <table:table-cell table:number-columns-repeated="1017"/>
        </table:table-row>
        <table:table-row table:style-name="ro1">
          <table:table-cell office:value-type="string">
            <text:p>0x003</text:p>
          </table:table-cell>
          <table:table-cell office:value-type="string">
            <text:p>U</text:p>
          </table:table-cell>
          <table:table-cell office:value-type="float" office:value="8">
            <text:p>8</text:p>
          </table:table-cell>
          <table:table-cell office:value-type="string">
            <text:p>fcsr</text:p>
          </table:table-cell>
          <table:table-cell office:value-type="string">
            <text:p>WARL</text:p>
          </table:table-cell>
          <table:table-cell office:value-type="string">
            <text:p>F or Zfinx implemented</text:p>
          </table:table-cell>
          <table:table-cell office:value-type="string">
            <text:p>Floating-Point Control and Status Register (frm + fflags).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0xC00</text:p>
          </table:table-cell>
          <table:table-cell office:value-type="string">
            <text:p>U</text:p>
          </table:table-cell>
          <table:table-cell office:value-type="float" office:value="64">
            <text:p>64</text:p>
          </table:table-cell>
          <table:table-cell office:value-type="string">
            <text:p>cycle</text:p>
          </table:table-cell>
          <table:table-cell office:value-type="string">
            <text:p>RO</text:p>
          </table:table-cell>
          <table:table-cell table:style-name="ce8" office:value-type="string">
            <text:p>x<text:span text:style-name="T1">counteren.CY</text:span></text:p>
          </table:table-cell>
          <table:table-cell office:value-type="string">
            <text:p>CPU clock cycle counter</text:p>
          </table:table-cell>
          <table:table-cell table:number-columns-repeated="1017"/>
        </table:table-row>
        <table:table-row table:style-name="ro1">
          <table:table-cell office:value-type="string">
            <text:p>0xC01</text:p>
          </table:table-cell>
          <table:table-cell office:value-type="string">
            <text:p>U</text:p>
          </table:table-cell>
          <table:table-cell office:value-type="float" office:value="64">
            <text:p>64</text:p>
          </table:table-cell>
          <table:table-cell office:value-type="string">
            <text:p>time</text:p>
          </table:table-cell>
          <table:table-cell office:value-type="string">
            <text:p>RO</text:p>
          </table:table-cell>
          <table:table-cell table:style-name="ce8" office:value-type="string">
            <text:p>x<text:span text:style-name="T1">counteren.TM</text:span></text:p>
          </table:table-cell>
          <table:table-cell office:value-type="string">
            <text:p>Real-time clock</text:p>
          </table:table-cell>
          <table:table-cell table:number-columns-repeated="1017"/>
        </table:table-row>
        <table:table-row table:style-name="ro1">
          <table:table-cell office:value-type="string">
            <text:p>0xC02</text:p>
          </table:table-cell>
          <table:table-cell office:value-type="string">
            <text:p>U</text:p>
          </table:table-cell>
          <table:table-cell office:value-type="float" office:value="64">
            <text:p>64</text:p>
          </table:table-cell>
          <table:table-cell office:value-type="string">
            <text:p>instret</text:p>
          </table:table-cell>
          <table:table-cell office:value-type="string">
            <text:p>RO</text:p>
          </table:table-cell>
          <table:table-cell table:style-name="ce8" office:value-type="string">
            <text:p>x<text:span text:style-name="T1">counteren.IR</text:span></text:p>
          </table:table-cell>
          <table:table-cell office:value-type="string">
            <text:p>Instruction counter</text:p>
          </table:table-cell>
          <table:table-cell table:number-columns-repeated="1017"/>
        </table:table-row>
        <table:table-row table:style-name="ro1">
          <table:table-cell office:value-type="string">
            <text:p>0xC03</text:p>
          </table:table-cell>
          <table:table-cell office:value-type="string">
            <text:p>U</text:p>
          </table:table-cell>
          <table:table-cell office:value-type="float" office:value="64">
            <text:p>64</text:p>
          </table:table-cell>
          <table:table-cell office:value-type="string">
            <text:p>hpmcounter3</text:p>
          </table:table-cell>
          <table:table-cell office:value-type="string">
            <text:p>RO</text:p>
          </table:table-cell>
          <table:table-cell table:style-name="ce8" office:value-type="string">
            <text:p>x<text:span text:style-name="T1">counteren.HPM3</text:span></text:p>
          </table:table-cell>
          <table:table-cell office:value-type="string">
            <text:p>Performance-monitoring counter</text:p>
          </table:table-cell>
          <table:table-cell table:number-columns-repeated="1017"/>
        </table:table-row>
        <table:table-row table:style-name="ro2">
          <table:table-cell table:number-columns-repeated="7" office:value-type="string">
            <text:p>…</text:p>
          </table:table-cell>
          <table:table-cell table:number-columns-repeated="1017"/>
        </table:table-row>
        <table:table-row table:style-name="ro1">
          <table:table-cell office:value-type="string">
            <text:p>0xC1F</text:p>
          </table:table-cell>
          <table:table-cell office:value-type="string">
            <text:p>U</text:p>
          </table:table-cell>
          <table:table-cell office:value-type="float" office:value="64">
            <text:p>64</text:p>
          </table:table-cell>
          <table:table-cell office:value-type="string">
            <text:p>hpmcounter31</text:p>
          </table:table-cell>
          <table:table-cell office:value-type="string">
            <text:p>RO</text:p>
          </table:table-cell>
          <table:table-cell table:style-name="ce8" office:value-type="string">
            <text:p>x<text:span text:style-name="T1">counteren.HPM3</text:span></text:p>
          </table:table-cell>
          <table:table-cell office:value-type="string">
            <text:p>Performance-monitoring counter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0x100</text:p>
          </table:table-cell>
          <table:table-cell office:value-type="string">
            <text:p>S</text:p>
          </table:table-cell>
          <table:table-cell office:value-type="float" office:value="64">
            <text:p>64</text:p>
          </table:table-cell>
          <table:table-cell office:value-type="string">
            <text:p>sstatus</text:p>
          </table:table-cell>
          <table:table-cell office:value-type="string">
            <text:p>WARL</text:p>
          </table:table-cell>
          <table:table-cell office:value-type="string">
            <text:p>S-mode implemented</text:p>
          </table:table-cell>
          <table:table-cell office:value-type="string">
            <text:p>S-mode status register</text:p>
          </table:table-cell>
          <table:table-cell table:number-columns-repeated="1017"/>
        </table:table-row>
        <table:table-row table:style-name="ro1">
          <table:table-cell office:value-type="string">
            <text:p>0x104</text:p>
          </table:table-cell>
          <table:table-cell office:value-type="string">
            <text:p>S</text:p>
          </table:table-cell>
          <table:table-cell office:value-type="string">
            <text:p>XLEN</text:p>
          </table:table-cell>
          <table:table-cell office:value-type="string">
            <text:p>sie</text:p>
          </table:table-cell>
          <table:table-cell office:value-type="string">
            <text:p>WARL</text:p>
          </table:table-cell>
          <table:table-cell office:value-type="string">
            <text:p>S-mode implemented</text:p>
          </table:table-cell>
          <table:table-cell office:value-type="string">
            <text:p>S-mode interrupt enable mask</text:p>
          </table:table-cell>
          <table:table-cell table:number-columns-repeated="1017"/>
        </table:table-row>
        <table:table-row table:style-name="ro1">
          <table:table-cell office:value-type="string">
            <text:p>0x105</text:p>
          </table:table-cell>
          <table:table-cell office:value-type="string">
            <text:p>S</text:p>
          </table:table-cell>
          <table:table-cell office:value-type="string">
            <text:p>XLEN</text:p>
          </table:table-cell>
          <table:table-cell office:value-type="string">
            <text:p>stvec</text:p>
          </table:table-cell>
          <table:table-cell office:value-type="string">
            <text:p>WARL</text:p>
          </table:table-cell>
          <table:table-cell office:value-type="string">
            <text:p>S-mode implemented</text:p>
          </table:table-cell>
          <table:table-cell office:value-type="string">
            <text:p>S-mode trap and interrupt vector</text:p>
          </table:table-cell>
          <table:table-cell table:number-columns-repeated="1017"/>
        </table:table-row>
        <table:table-row table:style-name="ro1">
          <table:table-cell office:value-type="string">
            <text:p>0x106</text:p>
          </table:table-cell>
          <table:table-cell office:value-type="string">
            <text:p>S</text:p>
          </table:table-cell>
          <table:table-cell office:value-type="float" office:value="32">
            <text:p>32</text:p>
          </table:table-cell>
          <table:table-cell office:value-type="string">
            <text:p>scounteren</text:p>
          </table:table-cell>
          <table:table-cell office:value-type="string">
            <text:p>WARL</text:p>
          </table:table-cell>
          <table:table-cell office:value-type="string">
            <text:p>S-mode implemented</text:p>
          </table:table-cell>
          <table:table-cell office:value-type="string">
            <text:p>S-mode inferior counter enable</text:p>
          </table:table-cell>
          <table:table-cell table:number-columns-repeated="1017"/>
        </table:table-row>
        <table:table-row table:style-name="ro1">
          <table:table-cell office:value-type="string">
            <text:p>0x10A</text:p>
          </table:table-cell>
          <table:table-cell office:value-type="string">
            <text:p>S</text:p>
          </table:table-cell>
          <table:table-cell office:value-type="float" office:value="8">
            <text:p>8</text:p>
          </table:table-cell>
          <table:table-cell office:value-type="string">
            <text:p>senvcfg</text:p>
          </table:table-cell>
          <table:table-cell office:value-type="string">
            <text:p>WARL</text:p>
          </table:table-cell>
          <table:table-cell office:value-type="string">
            <text:p>S-mode implemented</text:p>
          </table:table-cell>
          <table:table-cell office:value-type="string">
            <text:p>S-mode inferior environment configuration</text:p>
          </table:table-cell>
          <table:table-cell table:number-columns-repeated="1017"/>
        </table:table-row>
        <table:table-row table:style-name="ro1">
          <table:table-cell office:value-type="string">
            <text:p>0x140</text:p>
          </table:table-cell>
          <table:table-cell office:value-type="string">
            <text:p>S</text:p>
          </table:table-cell>
          <table:table-cell office:value-type="string">
            <text:p>XLEN</text:p>
          </table:table-cell>
          <table:table-cell office:value-type="string">
            <text:p>sscratch</text:p>
          </table:table-cell>
          <table:table-cell office:value-type="string">
            <text:p>WARL</text:p>
          </table:table-cell>
          <table:table-cell office:value-type="string">
            <text:p>S-mode implemented</text:p>
          </table:table-cell>
          <table:table-cell office:value-type="string">
            <text:p>S-mode scratch pad register</text:p>
          </table:table-cell>
          <table:table-cell table:number-columns-repeated="1017"/>
        </table:table-row>
        <table:table-row table:style-name="ro1">
          <table:table-cell office:value-type="string">
            <text:p>0x141</text:p>
          </table:table-cell>
          <table:table-cell office:value-type="string">
            <text:p>S</text:p>
          </table:table-cell>
          <table:table-cell office:value-type="string">
            <text:p>XLEN</text:p>
          </table:table-cell>
          <table:table-cell office:value-type="string">
            <text:p>sepc</text:p>
          </table:table-cell>
          <table:table-cell office:value-type="string">
            <text:p>WARL</text:p>
          </table:table-cell>
          <table:table-cell office:value-type="string">
            <text:p>S-mode implemented</text:p>
          </table:table-cell>
          <table:table-cell office:value-type="string">
            <text:p>S-mode exception PC</text:p>
          </table:table-cell>
          <table:table-cell table:number-columns-repeated="1017"/>
        </table:table-row>
        <table:table-row table:style-name="ro1">
          <table:table-cell office:value-type="string">
            <text:p>0x142</text:p>
          </table:table-cell>
          <table:table-cell office:value-type="string">
            <text:p>S</text:p>
          </table:table-cell>
          <table:table-cell office:value-type="string">
            <text:p>XLEN</text:p>
          </table:table-cell>
          <table:table-cell office:value-type="string">
            <text:p>scause</text:p>
          </table:table-cell>
          <table:table-cell office:value-type="string">
            <text:p>WARL</text:p>
          </table:table-cell>
          <table:table-cell office:value-type="string">
            <text:p>S-mode implemented</text:p>
          </table:table-cell>
          <table:table-cell office:value-type="string">
            <text:p>S-mode exception cause</text:p>
          </table:table-cell>
          <table:table-cell table:number-columns-repeated="1017"/>
        </table:table-row>
        <table:table-row table:style-name="ro1">
          <table:table-cell office:value-type="string">
            <text:p>0x143</text:p>
          </table:table-cell>
          <table:table-cell office:value-type="string">
            <text:p>S</text:p>
          </table:table-cell>
          <table:table-cell office:value-type="string">
            <text:p>XLEN</text:p>
          </table:table-cell>
          <table:table-cell office:value-type="string">
            <text:p>stval</text:p>
          </table:table-cell>
          <table:table-cell office:value-type="string">
            <text:p>WARL</text:p>
          </table:table-cell>
          <table:table-cell office:value-type="string">
            <text:p>S-mode implemented</text:p>
          </table:table-cell>
          <table:table-cell office:value-type="string">
            <text:p>S-mode bad address / instruction</text:p>
          </table:table-cell>
          <table:table-cell table:number-columns-repeated="1017"/>
        </table:table-row>
        <table:table-row table:style-name="ro2">
          <table:table-cell office:value-type="string">
            <text:p>0x144</text:p>
          </table:table-cell>
          <table:table-cell office:value-type="string">
            <text:p>S</text:p>
          </table:table-cell>
          <table:table-cell office:value-type="string">
            <text:p>XLEN</text:p>
          </table:table-cell>
          <table:table-cell office:value-type="string">
            <text:p>sip</text:p>
          </table:table-cell>
          <table:table-cell office:value-type="string">
            <text:p>WARL</text:p>
          </table:table-cell>
          <table:table-cell office:value-type="string">
            <text:p>S-mode implemented</text:p>
          </table:table-cell>
          <table:table-cell office:value-type="string">
            <text:p>S-mode interrupt pending mask</text:p>
          </table:table-cell>
          <table:table-cell table:number-columns-repeated="1017"/>
        </table:table-row>
        <table:table-row table:style-name="ro1">
          <table:table-cell office:value-type="string">
            <text:p>0x180</text:p>
          </table:table-cell>
          <table:table-cell office:value-type="string">
            <text:p>S</text:p>
          </table:table-cell>
          <table:table-cell office:value-type="string">
            <text:p>XLEN</text:p>
          </table:table-cell>
          <table:table-cell office:value-type="string">
            <text:p>satp</text:p>
          </table:table-cell>
          <table:table-cell office:value-type="string">
            <text:p>WARL</text:p>
          </table:table-cell>
          <table:table-cell office:value-type="string">
            <text:p>S-mode implemented</text:p>
          </table:table-cell>
          <table:table-cell office:value-type="string">
            <text:p>S-mode address translation and protection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0xF11</text:p>
          </table:table-cell>
          <table:table-cell office:value-type="string">
            <text:p>M</text:p>
          </table:table-cell>
          <table:table-cell office:value-type="string">
            <text:p>XLEN</text:p>
          </table:table-cell>
          <table:table-cell office:value-type="string">
            <text:p>mvendorid</text:p>
          </table:table-cell>
          <table:table-cell office:value-type="string">
            <text:p>RO</text:p>
          </table:table-cell>
          <table:table-cell office:value-type="string">
            <text:p>M-mode implemented</text:p>
          </table:table-cell>
          <table:table-cell office:value-type="string">
            <text:p>JEDEC vendor ID</text:p>
          </table:table-cell>
          <table:table-cell table:number-columns-repeated="1017"/>
        </table:table-row>
        <table:table-row table:style-name="ro1">
          <table:table-cell office:value-type="string">
            <text:p>0xF12</text:p>
          </table:table-cell>
          <table:table-cell office:value-type="string">
            <text:p>M</text:p>
          </table:table-cell>
          <table:table-cell office:value-type="string">
            <text:p>XLEN</text:p>
          </table:table-cell>
          <table:table-cell office:value-type="string">
            <text:p>marchid</text:p>
          </table:table-cell>
          <table:table-cell office:value-type="string">
            <text:p>RO</text:p>
          </table:table-cell>
          <table:table-cell office:value-type="string">
            <text:p>M-mode implemented</text:p>
          </table:table-cell>
          <table:table-cell office:value-type="string">
            <text:p>Architecture ID</text:p>
          </table:table-cell>
          <table:table-cell table:number-columns-repeated="1017"/>
        </table:table-row>
        <table:table-row table:style-name="ro1">
          <table:table-cell office:value-type="string">
            <text:p>0xF13</text:p>
          </table:table-cell>
          <table:table-cell office:value-type="string">
            <text:p>M</text:p>
          </table:table-cell>
          <table:table-cell office:value-type="string">
            <text:p>XLEN</text:p>
          </table:table-cell>
          <table:table-cell office:value-type="string">
            <text:p>mipid</text:p>
          </table:table-cell>
          <table:table-cell office:value-type="string">
            <text:p>RO</text:p>
          </table:table-cell>
          <table:table-cell office:value-type="string">
            <text:p>M-mode implemented</text:p>
          </table:table-cell>
          <table:table-cell office:value-type="string">
            <text:p>Implementation ID</text:p>
          </table:table-cell>
          <table:table-cell table:number-columns-repeated="1017"/>
        </table:table-row>
        <table:table-row table:style-name="ro1">
          <table:table-cell office:value-type="string">
            <text:p>0xF14</text:p>
          </table:table-cell>
          <table:table-cell office:value-type="string">
            <text:p>M</text:p>
          </table:table-cell>
          <table:table-cell office:value-type="string">
            <text:p>XLEN</text:p>
          </table:table-cell>
          <table:table-cell office:value-type="string">
            <text:p>mhartid</text:p>
          </table:table-cell>
          <table:table-cell office:value-type="string">
            <text:p>RO</text:p>
          </table:table-cell>
          <table:table-cell office:value-type="string">
            <text:p>M-mode implemented</text:p>
          </table:table-cell>
          <table:table-cell office:value-type="string">
            <text:p>Hardware thread ID</text:p>
          </table:table-cell>
          <table:table-cell table:number-columns-repeated="1017"/>
        </table:table-row>
        <table:table-row table:style-name="ro1">
          <table:table-cell office:value-type="string">
            <text:p>0xF15</text:p>
          </table:table-cell>
          <table:table-cell office:value-type="string">
            <text:p>M</text:p>
          </table:table-cell>
          <table:table-cell office:value-type="string">
            <text:p>XLEN</text:p>
          </table:table-cell>
          <table:table-cell office:value-type="string">
            <text:p>mconfigptr</text:p>
          </table:table-cell>
          <table:table-cell office:value-type="string">
            <text:p>RO</text:p>
          </table:table-cell>
          <table:table-cell office:value-type="string">
            <text:p>M-mode implemented</text:p>
          </table:table-cell>
          <table:table-cell office:value-type="string">
            <text:p>Poorly defined configuration pointer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0x300</text:p>
          </table:table-cell>
          <table:table-cell office:value-type="string">
            <text:p>M</text:p>
          </table:table-cell>
          <table:table-cell office:value-type="float" office:value="64">
            <text:p>64</text:p>
          </table:table-cell>
          <table:table-cell office:value-type="string">
            <text:p>mstatus</text:p>
          </table:table-cell>
          <table:table-cell office:value-type="string">
            <text:p>WARL</text:p>
          </table:table-cell>
          <table:table-cell office:value-type="string">
            <text:p>M-mode implemented</text:p>
          </table:table-cell>
          <table:table-cell office:value-type="string">
            <text:p>M-mode status register</text:p>
          </table:table-cell>
          <table:table-cell table:number-columns-repeated="1017"/>
        </table:table-row>
        <table:table-row table:style-name="ro1">
          <table:table-cell office:value-type="string">
            <text:p>0x301</text:p>
          </table:table-cell>
          <table:table-cell office:value-type="string">
            <text:p>M</text:p>
          </table:table-cell>
          <table:table-cell office:value-type="string">
            <text:p>XLEN</text:p>
          </table:table-cell>
          <table:table-cell office:value-type="string">
            <text:p>misa</text:p>
          </table:table-cell>
          <table:table-cell office:value-type="string">
            <text:p>WARL</text:p>
          </table:table-cell>
          <table:table-cell office:value-type="string">
            <text:p>M-mode implemented</text:p>
          </table:table-cell>
          <table:table-cell office:value-type="string">
            <text:p>M-mode ISA and extension configuration</text:p>
          </table:table-cell>
          <table:table-cell table:number-columns-repeated="1017"/>
        </table:table-row>
        <table:table-row table:style-name="ro1">
          <table:table-cell office:value-type="string">
            <text:p>0x302</text:p>
          </table:table-cell>
          <table:table-cell office:value-type="string">
            <text:p>M</text:p>
          </table:table-cell>
          <table:table-cell office:value-type="string">
            <text:p>XLEN</text:p>
          </table:table-cell>
          <table:table-cell office:value-type="string">
            <text:p>medeleg</text:p>
          </table:table-cell>
          <table:table-cell office:value-type="string">
            <text:p>WARL</text:p>
          </table:table-cell>
          <table:table-cell office:value-type="string">
            <text:p>S-mode implemented</text:p>
          </table:table-cell>
          <table:table-cell office:value-type="string">
            <text:p>M-mode trap delegation</text:p>
          </table:table-cell>
          <table:table-cell table:number-columns-repeated="1017"/>
        </table:table-row>
        <table:table-row table:style-name="ro1">
          <table:table-cell office:value-type="string">
            <text:p>0x303</text:p>
          </table:table-cell>
          <table:table-cell office:value-type="string">
            <text:p>M</text:p>
          </table:table-cell>
          <table:table-cell office:value-type="string">
            <text:p>XLEN</text:p>
          </table:table-cell>
          <table:table-cell office:value-type="string">
            <text:p>mideleg</text:p>
          </table:table-cell>
          <table:table-cell office:value-type="string">
            <text:p>WARL</text:p>
          </table:table-cell>
          <table:table-cell office:value-type="string">
            <text:p>S-mode implemented</text:p>
          </table:table-cell>
          <table:table-cell office:value-type="string">
            <text:p>M-mode interrupt delegation</text:p>
          </table:table-cell>
          <table:table-cell table:number-columns-repeated="1017"/>
        </table:table-row>
        <table:table-row table:style-name="ro1">
          <table:table-cell office:value-type="string">
            <text:p>0x304</text:p>
          </table:table-cell>
          <table:table-cell office:value-type="string">
            <text:p>M</text:p>
          </table:table-cell>
          <table:table-cell office:value-type="string">
            <text:p>XLEN</text:p>
          </table:table-cell>
          <table:table-cell office:value-type="string">
            <text:p>mie</text:p>
          </table:table-cell>
          <table:table-cell office:value-type="string">
            <text:p>WARL</text:p>
          </table:table-cell>
          <table:table-cell office:value-type="string">
            <text:p>M-mode implemented</text:p>
          </table:table-cell>
          <table:table-cell office:value-type="string">
            <text:p>M-mode interrupt enable mask</text:p>
          </table:table-cell>
          <table:table-cell table:number-columns-repeated="1017"/>
        </table:table-row>
        <table:table-row table:style-name="ro1">
          <table:table-cell office:value-type="string">
            <text:p>0x305</text:p>
          </table:table-cell>
          <table:table-cell office:value-type="string">
            <text:p>M</text:p>
          </table:table-cell>
          <table:table-cell office:value-type="string">
            <text:p>XLEN</text:p>
          </table:table-cell>
          <table:table-cell office:value-type="string">
            <text:p>mtvec</text:p>
          </table:table-cell>
          <table:table-cell office:value-type="string">
            <text:p>WARL</text:p>
          </table:table-cell>
          <table:table-cell office:value-type="string">
            <text:p>M-mode implemented</text:p>
          </table:table-cell>
          <table:table-cell office:value-type="string">
            <text:p>M-mode trap and interrupt vector</text:p>
          </table:table-cell>
          <table:table-cell table:number-columns-repeated="1017"/>
        </table:table-row>
        <table:table-row table:style-name="ro1">
          <table:table-cell office:value-type="string">
            <text:p>0x306</text:p>
          </table:table-cell>
          <table:table-cell office:value-type="string">
            <text:p>M</text:p>
          </table:table-cell>
          <table:table-cell office:value-type="float" office:value="32">
            <text:p>32</text:p>
          </table:table-cell>
          <table:table-cell office:value-type="string">
            <text:p>mcounteren</text:p>
          </table:table-cell>
          <table:table-cell office:value-type="string">
            <text:p>WARL</text:p>
          </table:table-cell>
          <table:table-cell office:value-type="string">
            <text:p>M-mode implemented</text:p>
          </table:table-cell>
          <table:table-cell office:value-type="string">
            <text:p>M-mode inferior counter enable</text:p>
          </table:table-cell>
          <table:table-cell table:number-columns-repeated="1017"/>
        </table:table-row>
        <table:table-row table:style-name="ro1">
          <table:table-cell office:value-type="string">
            <text:p>0x30A</text:p>
          </table:table-cell>
          <table:table-cell office:value-type="string">
            <text:p>M</text:p>
          </table:table-cell>
          <table:table-cell office:value-type="float" office:value="64">
            <text:p>64</text:p>
          </table:table-cell>
          <table:table-cell office:value-type="string">
            <text:p>menvcfg</text:p>
          </table:table-cell>
          <table:table-cell office:value-type="string">
            <text:p>WARL</text:p>
          </table:table-cell>
          <table:table-cell office:value-type="string">
            <text:p>M-mode implemented</text:p>
          </table:table-cell>
          <table:table-cell office:value-type="string">
            <text:p>M-mode inferior environment configuration</text:p>
          </table:table-cell>
          <table:table-cell table:number-columns-repeated="1017"/>
        </table:table-row>
        <table:table-row table:style-name="ro1">
          <table:table-cell office:value-type="string">
            <text:p>0x340</text:p>
          </table:table-cell>
          <table:table-cell office:value-type="string">
            <text:p>M</text:p>
          </table:table-cell>
          <table:table-cell office:value-type="string">
            <text:p>XLEN</text:p>
          </table:table-cell>
          <table:table-cell office:value-type="string">
            <text:p>mscratch</text:p>
          </table:table-cell>
          <table:table-cell office:value-type="string">
            <text:p>WARL</text:p>
          </table:table-cell>
          <table:table-cell office:value-type="string">
            <text:p>M-mode implemented</text:p>
          </table:table-cell>
          <table:table-cell office:value-type="string">
            <text:p>M-mode scratch pad register</text:p>
          </table:table-cell>
          <table:table-cell table:number-columns-repeated="1017"/>
        </table:table-row>
        <table:table-row table:style-name="ro1">
          <table:table-cell office:value-type="string">
            <text:p>0x341</text:p>
          </table:table-cell>
          <table:table-cell office:value-type="string">
            <text:p>M</text:p>
          </table:table-cell>
          <table:table-cell office:value-type="string">
            <text:p>XLEN</text:p>
          </table:table-cell>
          <table:table-cell office:value-type="string">
            <text:p>mepc</text:p>
          </table:table-cell>
          <table:table-cell office:value-type="string">
            <text:p>WARL</text:p>
          </table:table-cell>
          <table:table-cell office:value-type="string">
            <text:p>M-mode implemented</text:p>
          </table:table-cell>
          <table:table-cell office:value-type="string">
            <text:p>M-mode exception PC</text:p>
          </table:table-cell>
          <table:table-cell table:number-columns-repeated="1017"/>
        </table:table-row>
        <table:table-row table:style-name="ro1">
          <table:table-cell office:value-type="string">
            <text:p>0x342</text:p>
          </table:table-cell>
          <table:table-cell office:value-type="string">
            <text:p>M</text:p>
          </table:table-cell>
          <table:table-cell office:value-type="string">
            <text:p>XLEN</text:p>
          </table:table-cell>
          <table:table-cell office:value-type="string">
            <text:p>mcause</text:p>
          </table:table-cell>
          <table:table-cell office:value-type="string">
            <text:p>WARL</text:p>
          </table:table-cell>
          <table:table-cell office:value-type="string">
            <text:p>M-mode implemented</text:p>
          </table:table-cell>
          <table:table-cell office:value-type="string">
            <text:p>M-mode exception cause</text:p>
          </table:table-cell>
          <table:table-cell table:number-columns-repeated="1017"/>
        </table:table-row>
        <table:table-row table:style-name="ro1">
          <table:table-cell office:value-type="string">
            <text:p>0x343</text:p>
          </table:table-cell>
          <table:table-cell office:value-type="string">
            <text:p>M</text:p>
          </table:table-cell>
          <table:table-cell office:value-type="string">
            <text:p>XLEN</text:p>
          </table:table-cell>
          <table:table-cell office:value-type="string">
            <text:p>mtval</text:p>
          </table:table-cell>
          <table:table-cell office:value-type="string">
            <text:p>WARL</text:p>
          </table:table-cell>
          <table:table-cell office:value-type="string">
            <text:p>M-mode implemented</text:p>
          </table:table-cell>
          <table:table-cell office:value-type="string">
            <text:p>M-mode bad address / instruction</text:p>
          </table:table-cell>
          <table:table-cell table:number-columns-repeated="1017"/>
        </table:table-row>
        <table:table-row table:style-name="ro1">
          <table:table-cell office:value-type="string">
            <text:p>0x344</text:p>
          </table:table-cell>
          <table:table-cell office:value-type="string">
            <text:p>M</text:p>
          </table:table-cell>
          <table:table-cell office:value-type="string">
            <text:p>XLEN</text:p>
          </table:table-cell>
          <table:table-cell office:value-type="string">
            <text:p>mip</text:p>
          </table:table-cell>
          <table:table-cell office:value-type="string">
            <text:p>WARL</text:p>
          </table:table-cell>
          <table:table-cell office:value-type="string">
            <text:p>M-mode implemented</text:p>
          </table:table-cell>
          <table:table-cell office:value-type="string">
            <text:p>M-mode interrupt pending mask</text:p>
          </table:table-cell>
          <table:table-cell table:number-columns-repeated="1017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Noto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6">01/16/2024</text:date>, <text:time>22:46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16T21:34:30</meta:creation-date>
    <meta:generator>OpenOffice/4.1.14$Unix OpenOffice.org_project/4114m1$Build-9811</meta:generator>
    <dc:date>2024-01-16T22:46:36</dc:date>
    <meta:editing-duration>PT1H12M7S</meta:editing-duration>
    <meta:editing-cycles>4</meta:editing-cycles>
    <meta:document-statistic meta:table-count="1" meta:cell-count="273" meta:object-count="0"/>
  </office:meta>
</office:document-meta>
</file>